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6cm" svg:height="9cm" svg:x="4cm" svg:y="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6cm" fo:margin-bottom="0cm" fo:text-indent="0cm"/>
      <style:text-properties fo:font-size="28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4cm" fo:margin-bottom="0cm" fo:text-indent="0cm"/>
      <style:text-properties fo:font-size="24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3cm" fo:margin-bottom="0cm" fo:text-indent="0cm"/>
      <style:text-properties fo:font-size="20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2cm" svg:height="2cm" svg:x="2cm" svg:y="0cm" presentation:class="title" presentation:placeholder="true">
        <draw:text-box/>
      </draw:frame>
      <draw:frame presentation:style-name="Default-outline1" draw:layer="backgroundobjects" svg:width="10cm" svg:height="12cm" svg:x="2cm" svg:y="2.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26T15:07:59.211000000</meta:creation-date>
    <dc:title>24x16</dc:title>
    <meta:editing-duration>PT19M24S</meta:editing-duration>
    <meta:editing-cycles>4</meta:editing-cycles>
    <meta:generator>B_forCommit/7.1.0.0.alpha0$Windows_X86_64 LibreOffice_project/e3bf5b17bf4b8c8a7abb2c524d0f0da34295766c</meta:generator>
    <meta:initial-creator>Regina Henschel</meta:initial-creator>
    <dc:date>2020-07-26T15:27:17.670000000</dc:date>
    <dc:creator>Regina Henschel</dc:creator>
    <meta:document-statistic meta:object-count="2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gradient" draw:fill-gradient-name="lin_20_gelb2blue_20_border_20_angle" draw:gradient-step-count="0" draw:opacity="30%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1cm" xlink:href="." xlink:type="simple" chart:class="chart:bar" chart:style-name="ch1">
        <chart:subtitle svg:x="0cm" svg:y="0cm" chart:style-name="ch2">
          <text:p/>
        </chart:subtitle>
        <chart:legend chart:legend-position="end" svg:x="14.399cm" svg:y="4.198cm" style:legend-expansion="high" chart:style-name="ch3"/>
        <chart:plot-area chart:style-name="ch4" chart:data-source-has-labels="both" svg:x="0.32cm" svg:y="0.18cm" svg:width="13.759cm" svg:height="8.641cm">
          <chart:coordinate-region svg:x="0.952cm" svg:y="0.382cm" svg:width="13.127cm" svg:height="7.78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>Ann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o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m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B_forCommit/7.1.0.0.alpha0$Windows_X86_64 LibreOffice_project/e3bf5b17bf4b8c8a7abb2c524d0f0da34295766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lin_20_gelb2blue_20_border_20_angle" draw:display-name="lin gelb2blue border angle" draw:style="linear" draw:start-color="#ffff00" draw:end-color="#4169e1" draw:start-intensity="100%" draw:end-intensity="100%" draw:angle="30deg" draw:border="20%"/>
  </office:styles>
</office:document-styles>
</file>